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7.25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76.2pt"/>
    </style:style>
    <style:style style:name="co6" style:family="table-column">
      <style:table-column-properties fo:break-before="auto" style:column-width="90.2pt"/>
    </style:style>
    <style:style style:name="co7" style:family="table-column">
      <style:table-column-properties fo:break-before="auto" style:column-width="81.5pt"/>
    </style:style>
    <style:style style:name="co8" style:family="table-column">
      <style:table-column-properties fo:break-before="auto" style:column-width="77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200"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order="none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dfce4" fo:border="0.06pt solid #000000"/>
    </style:style>
    <style:style style:name="ce6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late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13"/>
        <table:table-column table:style-name="co6" table:default-cell-style-name="ce13"/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Model Letter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MS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0383505396506128" calcext:value-type="float">
            <text:p>0.038350539650613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01202584803104" calcext:value-type="float">
            <text:p>0.101202584803104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4" office:value-type="float" office:value="0.00603173673152924" calcext:value-type="float">
            <text:p>0.006031736731529</text:p>
          </table:table-cell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MIN([.E2:.E4])" office:value-type="float" office:value="0.00603173673152924" calcext:value-type="float">
            <text:p>0.006031736731529</text:p>
          </table:table-cell>
          <table:table-cell table:formula="of:=MIN([.F2:.F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ate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13"/>
        <table:table-column table:style-name="co6" table:default-cell-style-name="ce13"/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Model Letter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MS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0293868370354176" calcext:value-type="float">
            <text:p>0.029386837035418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9805013909936" calcext:value-type="float">
            <text:p>0.029805013909936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C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4" office:value-type="float" office:value="0.00014228661893867" calcext:value-type="float">
            <text:p>0.000142286618939</text:p>
          </table:table-cell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MIN([.E2:.E4])" office:value-type="float" office:value="0.00014228661893867" calcext:value-type="float">
            <text:p>0.000142286618939</text:p>
          </table:table-cell>
          <table:table-cell table:formula="of:=MIN([.F2:.F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ate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ce13"/>
        <table:table-column table:style-name="co6" table:default-cell-style-name="ce1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Model Letter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MSE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0.0000160510619305289" calcext:value-type="float">
            <text:p>1.60510619305289E-05</text:p>
          </table:table-cell>
          <table:table-cell table:number-columns-repeated="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892971341426556" calcext:value-type="float">
            <text:p>0.089297134142656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.00603173673152924" calcext:value-type="float">
            <text:p>0.006031736731529</text:p>
          </table:table-cell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formula="of:=MIN([.E2:.E4])" office:value-type="float" office:value="0.0000160510619305289" calcext:value-type="float">
            <text:p>1.60510619305289E-05</text:p>
          </table:table-cell>
          <table:table-cell table:formula="of:=MIN([.F2:.F4]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" office:value-type="float" office:value="0.0293868370354176" calcext:value-type="float">
            <text:p>0.029386837035418</text:p>
          </table:table-cell>
          <table:table-cell table:style-name="ce5"/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0.0000160510619305289" calcext:value-type="float">
            <text:p>1.60510619305289E-05</text:p>
          </table:table-cell>
        </table:table-row>
        <table:table-row table:style-name="ro1">
          <table:table-cell table:number-columns-repeated="2"/>
          <table:table-cell table:style-name="ce2" table:number-columns-repeated="3"/>
          <table:table-cell table:style-name="ce5" table:number-columns-repeated="2"/>
          <table:table-cell table:style-name="ce1" table:number-columns-repeated="3"/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7" office:value-type="string" calcext:value-type="string">
            <text:p>Combo 6/8</text:p>
          </table:table-cell>
          <table:table-cell table:style-name="ce7" office:value-type="string" calcext:value-type="string">
            <text:p>Mean MSE</text:p>
          </table:table-cell>
          <table:table-cell table:style-name="ce7" office:value-type="string" calcext:value-type="string">
            <text:p>Weighted 6</text:p>
          </table:table-cell>
          <table:table-cell table:style-name="ce7" office:value-type="string" calcext:value-type="string">
            <text:p>Weighted 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string" calcext:value-type="string">
            <text:p>E </text:p>
          </table:table-cell>
          <table:table-cell table:style-name="ce1" table:formula="of:=SUM([.G19:.H19])" office:value-type="float" office:value="0.0212282853761156" calcext:value-type="float">
            <text:p>0.021228285376116</text:p>
          </table:table-cell>
          <table:table-cell table:style-name="ce1" table:formula="of:=(13/18)*[.F14]" office:value-type="float" office:value="0.0212238267478016" calcext:value-type="float">
            <text:p>0.021223826747802</text:p>
          </table:table-cell>
          <table:table-cell table:style-name="ce1" table:formula="of:=(5/18)*[.K14]" office:value-type="float" office:value="0.00000445862831403581" calcext:value-type="float">
            <text:p>4.45862831403581E-0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/>
          <table:table-cell table:style-name="ce1" table:number-columns-repeated="3"/>
          <table:table-cell table:number-columns-repeated="3"/>
        </table:table-row>
      </table:table>
      <table:table table:name="Slate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13"/>
        <table:table-column table:style-name="co6" table:default-cell-style-name="ce13"/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Model Letter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MS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0721784438679202" calcext:value-type="float">
            <text:p>0.07217844386792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0.0147750731557608" calcext:value-type="float">
            <text:p>0.014775073155761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C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0171602126210928" calcext:value-type="float">
            <text:p>0.017160212621093</text:p>
          </table:table-cell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MIN([.E2:.E4])" office:value-type="float" office:value="0.0147750731557608" calcext:value-type="float">
            <text:p>0.014775073155761</text:p>
          </table:table-cell>
          <table:table-cell table:formula="of:=MIN([.F2:.F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ate_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13"/>
        <table:table-column table:style-name="co6" table:default-cell-style-name="ce13"/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Model Letter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MS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0888312957607783" calcext:value-type="float">
            <text:p>0.088831295760778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0.0638875886797905" calcext:value-type="float">
            <text:p>0.063887588679791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C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0817369893193245" calcext:value-type="float">
            <text:p>0.081736989319325</text:p>
          </table:table-cell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MIN([.E2:.E4])" office:value-type="float" office:value="0.0638875886797905" calcext:value-type="float">
            <text:p>0.063887588679791</text:p>
          </table:table-cell>
          <table:table-cell table:formula="of:=MIN([.F2:.F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ate_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Model Letter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MSE</text:p>
          </table:table-cell>
          <table:table-cell table:style-name="ce1"/>
          <table:table-cell table:style-name="ce13" table:number-columns-repeated="2"/>
          <table:table-cell table:number-columns-repeated="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0.0000497634149117706" calcext:value-type="float">
            <text:p>4.97634149117706E-05</text:p>
          </table:table-cell>
          <table:table-cell/>
          <table:table-cell table:style-name="ce13" table:number-columns-repeated="2"/>
          <table:table-cell table:number-columns-repeated="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22882926464081" calcext:value-type="float">
            <text:p>0.022288292646408</text:p>
          </table:table-cell>
          <table:table-cell table:style-name="ce2"/>
          <table:table-cell table:style-name="ce13" table:number-columns-repeated="2"/>
          <table:table-cell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C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.0171602126210928" calcext:value-type="float">
            <text:p>0.017160212621093</text:p>
          </table:table-cell>
          <table:table-cell table:style-name="ce2"/>
          <table:table-cell table:style-name="ce13" table:number-columns-repeated="2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13" table:number-columns-repeated="2"/>
          <table:table-cell table:number-columns-repeated="5"/>
        </table:table-row>
        <table:table-row table:style-name="ro1">
          <table:table-cell table:number-columns-repeated="4"/>
          <table:table-cell table:formula="of:=MIN([.E2:.E4])" office:value-type="float" office:value="0.0000497634149117706" calcext:value-type="float">
            <text:p>4.97634149117706E-05</text:p>
          </table:table-cell>
          <table:table-cell table:formula="of:=MIN([.F2:.F4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13" table:number-columns-repeated="2"/>
          <table:table-cell table:number-columns-repeated="5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" office:value-type="float" office:value="0.0888312957607783" calcext:value-type="float">
            <text:p>0.088831295760778</text:p>
          </table:table-cell>
          <table:table-cell table:style-name="ce5"/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0.0158185249809443" calcext:value-type="float">
            <text:p>0.015818524980944</text:p>
          </table:table-cell>
          <table:table-cell office:value-type="float" office:value="0.0185965351386076" calcext:value-type="float">
            <text:p>0.018596535138608</text:p>
          </table:table-cell>
        </table:table-row>
        <table:table-row table:style-name="ro1">
          <table:table-cell table:number-columns-repeated="3"/>
          <table:table-cell table:style-name="ce2" table:number-columns-repeated="3"/>
          <table:table-cell table:style-name="ce5" table:number-columns-repeated="2"/>
          <table:table-cell table:style-name="ce1" table:number-columns-repeated="3"/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table:style-name="ce7" office:value-type="string" calcext:value-type="string">
            <text:p>Combo 15/17</text:p>
          </table:table-cell>
          <table:table-cell table:style-name="ce7" office:value-type="string" calcext:value-type="string">
            <text:p>Mean MSE</text:p>
          </table:table-cell>
          <table:table-cell table:style-name="ce7" office:value-type="string" calcext:value-type="string">
            <text:p>Weighted 15</text:p>
          </table:table-cell>
          <table:table-cell table:style-name="ce7" office:value-type="string" calcext:value-type="string">
            <text:p>Weighted 17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7" office:value-type="string" calcext:value-type="string">
            <text:p>E </text:p>
          </table:table-cell>
          <table:table-cell table:style-name="ce1" table:formula="of:=SUM([.H23:.I23])" office:value-type="float" office:value="0.0641974053396552" calcext:value-type="float">
            <text:p>0.064197405339655</text:p>
          </table:table-cell>
          <table:table-cell table:style-name="ce1" table:formula="of:=(13/18)*[.G18]" office:value-type="float" office:value="0.0641559358272288" calcext:value-type="float">
            <text:p>0.064155935827229</text:p>
          </table:table-cell>
          <table:table-cell table:style-name="ce1" table:formula="of:=(15/18)*[.E2]" office:value-type="float" office:value="0.0000414695124264755" calcext:value-type="float">
            <text:p>4.14695124264755E-0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1" table:number-columns-repeated="3"/>
          <table:table-cell table:number-columns-repeated="4"/>
        </table:table-row>
      </table:table>
      <table:table table:name="Slate_2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 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202701536940776" calcext:value-type="float">
            <text:p>0.020270153694078</text:p>
          </table:table-cell>
          <table:table-cell office:value-type="float" office:value="0.00937053159689174" calcext:value-type="float">
            <text:p>0.00937053159689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83347549209614" calcext:value-type="float">
            <text:p>0.058334754920961</text:p>
          </table:table-cell>
          <table:table-cell office:value-type="float" office:value="0.0487478562370273" calcext:value-type="float">
            <text:p>0.04874785623702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328459970109762" calcext:value-type="float">
            <text:p>0.032845997010976</text:p>
          </table:table-cell>
          <table:table-cell office:value-type="float" office:value="0.0280448128332821" calcext:value-type="float">
            <text:p>0.02804481283328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824854918755591" calcext:value-type="float">
            <text:p>0.008248549187556</text:p>
          </table:table-cell>
          <table:table-cell table:style-name="ce3" office:value-type="float" office:value="0.00627706199884415" calcext:value-type="float">
            <text:p>0.0062770619988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54715901874919" calcext:value-type="float">
            <text:p>0.045471590187492</text:p>
          </table:table-cell>
          <table:table-cell office:value-type="float" office:value="0.0335850662810273" calcext:value-type="float">
            <text:p>0.03358506628102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87522161193192" calcext:value-type="float">
            <text:p>0.008752216119319</text:p>
          </table:table-cell>
          <table:table-cell table:style-name="ce3" office:value-type="float" office:value="0.00652388948947191" calcext:value-type="float">
            <text:p>0.00652388948947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251996899137839" calcext:value-type="float">
            <text:p>0.025199689913784</text:p>
          </table:table-cell>
          <table:table-cell office:value-type="float" office:value="0.0194032188565092" calcext:value-type="float">
            <text:p>0.019403218856509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C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office:value-type="float" office:value="0.00790346995927393" calcext:value-type="float">
            <text:p>0.007903469959274</text:p>
          </table:table-cell>
          <table:table-cell table:style-name="ce4" office:value-type="float" office:value="0.00453914981335402" calcext:value-type="float">
            <text:p>0.00453914981335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Default" table:formula="of:=MIN([.E2:.E9])" office:value-type="float" office:value="0.00790346995927393" calcext:value-type="float">
            <text:p>0.007903469959274</text:p>
          </table:table-cell>
          <table:table-cell table:style-name="Default" table:formula="of:=MIN([.F2:.F9])" office:value-type="float" office:value="0.00453914981335402" calcext:value-type="float">
            <text:p>0.004539149813354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Default" table:formula="of:=MIN([.E2:.E8])" office:value-type="float" office:value="0.00824854918755591" calcext:value-type="float">
            <text:p>0.008248549187556</text:p>
          </table:table-cell>
          <table:table-cell table:style-name="Default" table:formula="of:=MIN([.F2:.F8])" office:value-type="float" office:value="0.00627706199884415" calcext:value-type="float">
            <text:p>0.006277061998844</text:p>
          </table:table-cell>
          <table:table-cell table:style-name="Default" table:number-columns-repeated="2"/>
        </table:table-row>
      </table:table>
      <table:table table:name="Slate_2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5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 Scheme</text:p>
          </table:table-cell>
          <table:table-cell table:style-name="ce2" office:value-type="string" calcext:value-type="string">
            <text:p>Mean Metric</text:p>
          </table:table-cell>
          <table:table-cell table:style-name="ce2"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30115548137012" calcext:value-type="float">
            <text:p>0.013011554813701</text:p>
          </table:table-cell>
          <table:table-cell office:value-type="float" office:value="0.00544228187093057" calcext:value-type="float">
            <text:p>0.0054422818709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92565855851" calcext:value-type="float">
            <text:p>0.063492565855851</text:p>
          </table:table-cell>
          <table:table-cell office:value-type="float" office:value="0.0536499079304664" calcext:value-type="float">
            <text:p>0.05364990793046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219850941804693" calcext:value-type="float">
            <text:p>0.021985094180469</text:p>
          </table:table-cell>
          <table:table-cell office:value-type="float" office:value="0.015703210868861" calcext:value-type="float">
            <text:p>0.01570321086886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0054628886282444" calcext:value-type="float">
            <text:p>0.005462888628244</text:p>
          </table:table-cell>
          <table:table-cell office:value-type="float" office:value="0.00391405168920755" calcext:value-type="float">
            <text:p>0.003914051689208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311238563880266" calcext:value-type="float">
            <text:p>0.031123856388027</text:p>
          </table:table-cell>
          <table:table-cell office:value-type="float" office:value="0.0228920241900007" calcext:value-type="float">
            <text:p>0.0228920241900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593671924434602" calcext:value-type="float">
            <text:p>0.005936719244346</text:p>
          </table:table-cell>
          <table:table-cell office:value-type="float" office:value="0.00376108754426241" calcext:value-type="float">
            <text:p>0.00376108754426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68623736464739" calcext:value-type="float">
            <text:p>0.016862373646474</text:p>
          </table:table-cell>
          <table:table-cell office:value-type="float" office:value="0.0131524748740201" calcext:value-type="float">
            <text:p>0.0131524748740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684178230585531" calcext:value-type="float">
            <text:p>0.006841782305855</text:p>
          </table:table-cell>
          <table:table-cell table:style-name="ce6" office:value-type="float" office:value="0.00149836507625878" calcext:value-type="float">
            <text:p>0.0014983650762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Default" table:formula="of:=MIN([.E2:.E9])" office:value-type="float" office:value="0.0054628886282444" calcext:value-type="float">
            <text:p>0.005462888628244</text:p>
          </table:table-cell>
          <table:table-cell table:style-name="Default" table:formula="of:=MIN([.F2:.F9])" office:value-type="float" office:value="0.00149836507625878" calcext:value-type="float">
            <text:p>0.001498365076259</text:p>
          </table:table-cell>
          <table:table-cell table:style-name="Default" table:number-columns-repeated="2"/>
        </table:table-row>
      </table:table>
      <table:table table:name="Slate_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1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Model Letter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Mean Metric</text:p>
          </table:table-cell>
          <table:table-cell table:style-name="ce1"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table:style-name="ce1" office:value-type="string" calcext:value-type="string">
            <text:p>Best Output Days </text:p>
          </table:table-cell>
          <table:table-cell table:number-columns-repeated="3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0.0158185249809443" calcext:value-type="float">
            <text:p>0.015818524980944</text:p>
          </table:table-cell>
          <table:table-cell office:value-type="float" office:value="0.0185965351386076" calcext:value-type="float">
            <text:p>0.018596535138608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345498457743415" calcext:value-type="float">
            <text:p>0.034549845774342</text:p>
          </table:table-cell>
          <table:table-cell office:value-type="float" office:value="0.0293052612144375" calcext:value-type="float">
            <text:p>0.029305261214438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0337107480348979" calcext:value-type="float">
            <text:p>0.033710748034898</text:p>
          </table:table-cell>
          <table:table-cell table:style-name="ce2" office:value-type="float" office:value="0.0260119935536354" calcext:value-type="float">
            <text:p>0.0260119935536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.00824214180465788" calcext:value-type="float">
            <text:p>0.008242141804658</text:p>
          </table:table-cell>
          <table:table-cell table:style-name="ce6" office:value-type="float" office:value="0.00450965622439981" calcext:value-type="float">
            <text:p>0.0045096562244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" office:value-type="string" calcext:value-type="string">
            <text:p>U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float" office:value="0.0389038751793872" calcext:value-type="float">
            <text:p>0.038903875179387</text:p>
          </table:table-cell>
          <table:table-cell office:value-type="float" office:value="0.0331378848577123" calcext:value-type="float">
            <text:p>0.033137884857712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0.00808119378052652" calcext:value-type="float">
            <text:p>0.008081193780527</text:p>
          </table:table-cell>
          <table:table-cell table:style-name="ce2" office:value-type="float" office:value="0.00524117890745402" calcext:value-type="float">
            <text:p>0.005241178907454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204469992339992" calcext:value-type="float">
            <text:p>0.020446999233999</text:p>
          </table:table-cell>
          <table:table-cell table:style-name="ce2" office:value-type="float" office:value="0.0119259252232994" calcext:value-type="float">
            <text:p>0.011925925223299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C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.00960266729816794" calcext:value-type="float">
            <text:p>0.009602667298168</text:p>
          </table:table-cell>
          <table:table-cell table:style-name="ce2" office:value-type="float" office:value="0.00478305667638779" calcext:value-type="float">
            <text:p>0.004783056676388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formula="of:=MIN([.E2:.E9])" office:value-type="float" office:value="0.00808119378052652" calcext:value-type="float">
            <text:p>0.008081193780527</text:p>
          </table:table-cell>
          <table:table-cell table:formula="of:=MIN([.F2:.F9])" office:value-type="float" office:value="0.00450965622439981" calcext:value-type="float">
            <text:p>0.0045096562244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office:value-type="float" office:value="0.0130115548137012" calcext:value-type="float">
            <text:p>0.013011554813701</text:p>
          </table:table-cell>
          <table:table-cell table:style-name="ce5" office:value-type="float" office:value="0.00544228187093057" calcext:value-type="float">
            <text:p>0.005442281870931</text:p>
          </table:table-cell>
          <table:table-cell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0.0158185249809443" calcext:value-type="float">
            <text:p>0.015818524980944</text:p>
          </table:table-cell>
          <table:table-cell office:value-type="float" office:value="0.0185965351386076" calcext:value-type="float">
            <text:p>0.018596535138608</text:p>
          </table:table-cell>
        </table:table-row>
        <table:table-row table:style-name="ro1">
          <table:table-cell/>
          <table:table-cell table:style-name="ce2" office:value-type="string" calcext:value-type="string">
            <text:p>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063492565855851" calcext:value-type="float">
            <text:p>0.063492565855851</text:p>
          </table:table-cell>
          <table:table-cell table:style-name="ce5" office:value-type="float" office:value="0.0536499079304664" calcext:value-type="float">
            <text:p>0.053649907930466</text:p>
          </table:table-cell>
          <table:table-cell office:value-type="string" calcext:value-type="string">
            <text:p>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345498457743415" calcext:value-type="float">
            <text:p>0.034549845774342</text:p>
          </table:table-cell>
          <table:table-cell office:value-type="float" office:value="0.0293052612144375" calcext:value-type="float">
            <text:p>0.029305261214438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Combo 22/24</text:p>
          </table:table-cell>
          <table:table-cell table:style-name="ce7" office:value-type="string" calcext:value-type="string">
            <text:p>Mean MSE</text:p>
          </table:table-cell>
          <table:table-cell table:style-name="ce7" office:value-type="string" calcext:value-type="string">
            <text:p>Weighted 22</text:p>
          </table:table-cell>
          <table:table-cell table:style-name="ce7" office:value-type="string" calcext:value-type="string">
            <text:p>Weighted 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E </text:p>
          </table:table-cell>
          <table:table-cell table:style-name="ce1" table:formula="of:=SUM([.F23:.G23])" office:value-type="float" office:value="0.0142202979479207" calcext:value-type="float">
            <text:p>0.014220297947921</text:p>
          </table:table-cell>
          <table:table-cell table:style-name="ce1" table:formula="of:=(119/209)*[.E18]" office:value-type="float" office:value="0.00740849293220307" calcext:value-type="float">
            <text:p>0.007408492932203</text:p>
          </table:table-cell>
          <table:table-cell table:formula="of:=(90/209)*[.J18]" office:value-type="float" office:value="0.00681180501571764" calcext:value-type="float">
            <text:p>0.00681180501571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H </text:p>
          </table:table-cell>
          <table:table-cell table:style-name="ce1" table:formula="of:=SUM([.F24:.G24])" office:value-type="float" office:value="0.0510291935719474" calcext:value-type="float">
            <text:p>0.051029193571947</text:p>
          </table:table-cell>
          <table:table-cell table:style-name="ce1" table:formula="of:=(119/209)*[.E19]" office:value-type="float" office:value="0.0361512695542884" calcext:value-type="float">
            <text:p>0.036151269554288</text:p>
          </table:table-cell>
          <table:table-cell table:formula="of:=(90/209)*[.J19]" office:value-type="float" office:value="0.014877924017659" calcext:value-type="float">
            <text:p>0.014877924017659</text:p>
          </table:table-cell>
          <table:table-cell table:number-columns-repeated="4"/>
        </table:table-row>
      </table:table>
      <table:table table:name="Compare_Retrained_Slates" table:style-name="ta1">
        <table:table-column table:style-name="co2" table:default-cell-style-name="ce2"/>
        <table:table-column table:style-name="co2" table:number-columns-repeated="2" table:default-cell-style-name="ce8"/>
        <table:table-column table:style-name="co2" table:default-cell-style-name="ce2"/>
        <table:table-column table:style-name="co2" table:number-columns-repeated="2" table:default-cell-style-name="ce8"/>
        <table:table-row table:style-name="ro1">
          <table:table-cell table:style-name="ce8" office:value-type="string" calcext:value-type="string">
            <text:p>Slate 16</text:p>
          </table:table-cell>
          <table:table-cell table:number-columns-repeated="2"/>
          <table:table-cell table:style-name="ce8" office:value-type="string" calcext:value-type="string">
            <text:p>Slate 24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Letter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Best</text:p>
          </table:table-cell>
          <table:table-cell table:style-name="ce8" office:value-type="string" calcext:value-type="string">
            <text:p>Lette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2" office:value-type="float" office:value="0.01540652429685" calcext:value-type="float">
            <text:p>0.01540652429685</text:p>
          </table:table-cell>
          <table:table-cell table:style-name="ce2" office:value-type="float" office:value="0.012514989823103" calcext:value-type="float">
            <text:p>0.012514989823103</text:p>
          </table:table-cell>
          <table:table-cell office:value-type="string" calcext:value-type="string">
            <text:p>G</text:p>
          </table:table-cell>
          <table:table-cell table:style-name="ce2" office:value-type="float" office:value="0.0155057946685702" calcext:value-type="float">
            <text:p>0.01550579466857</text:p>
          </table:table-cell>
          <table:table-cell table:style-name="ce2" office:value-type="float" office:value="0.0123595148324966" calcext:value-type="float">
            <text:p>0.01235951483249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style-name="ce2" office:value-type="float" office:value="0.016054946377404" calcext:value-type="float">
            <text:p>0.016054946377404</text:p>
          </table:table-cell>
          <table:table-cell table:style-name="ce2" office:value-type="float" office:value="0.0134172933800012" calcext:value-type="float">
            <text:p>0.013417293380001</text:p>
          </table:table-cell>
          <table:table-cell office:value-type="string" calcext:value-type="string">
            <text:p>J</text:p>
          </table:table-cell>
          <table:table-cell table:style-name="ce2" office:value-type="float" office:value="0.0158659019390495" calcext:value-type="float">
            <text:p>0.01586590193905</text:p>
          </table:table-cell>
          <table:table-cell table:style-name="ce2" office:value-type="float" office:value="0.0133662638410427" calcext:value-type="float">
            <text:p>0.01336626384104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2" office:value-type="float" office:value="0.0154938329942524" calcext:value-type="float">
            <text:p>0.015493832994252</text:p>
          </table:table-cell>
          <table:table-cell table:style-name="ce2" office:value-type="float" office:value="0.012541089206934" calcext:value-type="float">
            <text:p>0.012541089206934</text:p>
          </table:table-cell>
          <table:table-cell office:value-type="string" calcext:value-type="string">
            <text:p>T</text:p>
          </table:table-cell>
          <table:table-cell table:style-name="ce2" office:value-type="float" office:value="0.0154216608498245" calcext:value-type="float">
            <text:p>0.015421660849825</text:p>
          </table:table-cell>
          <table:table-cell table:style-name="ce2" office:value-type="float" office:value="0.012531828135252" calcext:value-type="float">
            <text:p>0.01253182813525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2" office:value-type="float" office:value="0.0160864820019483" calcext:value-type="float">
            <text:p>0.016086482001948</text:p>
          </table:table-cell>
          <table:table-cell table:style-name="ce2" office:value-type="float" office:value="0.013385087492292" calcext:value-type="float">
            <text:p>0.013385087492292</text:p>
          </table:table-cell>
          <table:table-cell office:value-type="string" calcext:value-type="string">
            <text:p>V</text:p>
          </table:table-cell>
          <table:table-cell table:style-name="ce2" office:value-type="float" office:value="0.0158736814452897" calcext:value-type="float">
            <text:p>0.01587368144529</text:p>
          </table:table-cell>
          <table:table-cell table:style-name="ce2" office:value-type="float" office:value="0.013346174950199" calcext:value-type="float">
            <text:p>0.01334617495019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2" office:value-type="float" office:value="0.0152778978614757" calcext:value-type="float">
            <text:p>0.015277897861476</text:p>
          </table:table-cell>
          <table:table-cell table:style-name="ce2" office:value-type="float" office:value="0.0124332392588258" calcext:value-type="float">
            <text:p>0.012433239258826</text:p>
          </table:table-cell>
          <table:table-cell office:value-type="string" calcext:value-type="string">
            <text:p>W</text:p>
          </table:table-cell>
          <table:table-cell table:style-name="ce2" office:value-type="float" office:value="0.0150808192168673" calcext:value-type="float">
            <text:p>0.015080819216867</text:p>
          </table:table-cell>
          <table:table-cell table:style-name="ce2" office:value-type="float" office:value="0.0123703945428133" calcext:value-type="float">
            <text:p>0.012370394542813</text:p>
          </table:table-cell>
        </table:table-row>
        <table:table-row table:style-name="ro1">
          <table:table-cell table:style-name="ce9" table:number-columns-repeated="6"/>
        </table:table-row>
        <table:table-row table:style-name="ro1">
          <table:table-cell table:style-name="ce8" office:value-type="string" calcext:value-type="string">
            <text:p>Slate 17</text:p>
          </table:table-cell>
          <table:table-cell table:number-columns-repeated="2"/>
          <table:table-cell table:style-name="ce8" office:value-type="string" calcext:value-type="string">
            <text:p>Slate 2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Letter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Best</text:p>
          </table:table-cell>
          <table:table-cell table:style-name="ce8" office:value-type="string" calcext:value-type="string">
            <text:p>Lette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2" office:value-type="float" office:value="0.791666025158156" calcext:value-type="float">
            <text:p>0.791666025158156</text:p>
          </table:table-cell>
          <table:table-cell table:style-name="ce2" office:value-type="float" office:value="0.837222067662312" calcext:value-type="float">
            <text:p>0.837222067662312</text:p>
          </table:table-cell>
          <table:table-cell office:value-type="string" calcext:value-type="string">
            <text:p>G</text:p>
          </table:table-cell>
          <table:table-cell table:style-name="ce2" office:value-type="float" office:value="0.785043098444518" calcext:value-type="float">
            <text:p>0.785043098444518</text:p>
          </table:table-cell>
          <table:table-cell table:style-name="ce2" office:value-type="float" office:value="0.84170515103914" calcext:value-type="float">
            <text:p>0.8417051510391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style-name="ce2" office:value-type="float" office:value="0.648269236603846" calcext:value-type="float">
            <text:p>0.648269236603846</text:p>
          </table:table-cell>
          <table:table-cell table:style-name="ce2" office:value-type="float" office:value="0.724110175624635" calcext:value-type="float">
            <text:p>0.724110175624635</text:p>
          </table:table-cell>
          <table:table-cell office:value-type="string" calcext:value-type="string">
            <text:p>J</text:p>
          </table:table-cell>
          <table:table-cell table:style-name="ce10" office:value-type="float" office:value="0.639892414815903" calcext:value-type="float">
            <text:p>0.639892414815903</text:p>
          </table:table-cell>
          <table:table-cell table:style-name="ce10" office:value-type="float" office:value="0.732199446889085" calcext:value-type="float">
            <text:p>0.73219944688908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2" office:value-type="float" office:value="0.783541464681516" calcext:value-type="float">
            <text:p>0.783541464681516</text:p>
          </table:table-cell>
          <table:table-cell table:style-name="ce2" office:value-type="float" office:value="0.83098592727649" calcext:value-type="float">
            <text:p>0.83098592727649</text:p>
          </table:table-cell>
          <table:table-cell office:value-type="string" calcext:value-type="string">
            <text:p>T</text:p>
          </table:table-cell>
          <table:table-cell table:style-name="ce2" office:value-type="float" office:value="0.791131800967683" calcext:value-type="float">
            <text:p>0.791131800967683</text:p>
          </table:table-cell>
          <table:table-cell table:style-name="ce2" office:value-type="float" office:value="0.834844736917165" calcext:value-type="float">
            <text:p>0.83484473691716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2" office:value-type="float" office:value="0.639805720939108" calcext:value-type="float">
            <text:p>0.639805720939108</text:p>
          </table:table-cell>
          <table:table-cell table:style-name="ce2" office:value-type="float" office:value="0.702412603313661" calcext:value-type="float">
            <text:p>0.702412603313661</text:p>
          </table:table-cell>
          <table:table-cell office:value-type="string" calcext:value-type="string">
            <text:p>V</text:p>
          </table:table-cell>
          <table:table-cell table:style-name="ce2" office:value-type="float" office:value="0.635561135605514" calcext:value-type="float">
            <text:p>0.635561135605514</text:p>
          </table:table-cell>
          <table:table-cell table:style-name="ce2" office:value-type="float" office:value="0.737262469959103" calcext:value-type="float">
            <text:p>0.73726246995910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2" office:value-type="float" office:value="0.803543232651593" calcext:value-type="float">
            <text:p>0.803543232651593</text:p>
          </table:table-cell>
          <table:table-cell table:style-name="ce2" office:value-type="float" office:value="0.84736701619912" calcext:value-type="float">
            <text:p>0.84736701619912</text:p>
          </table:table-cell>
          <table:table-cell office:value-type="string" calcext:value-type="string">
            <text:p>W</text:p>
          </table:table-cell>
          <table:table-cell table:style-name="ce2" office:value-type="float" office:value="0.805922366952779" calcext:value-type="float">
            <text:p>0.805922366952779</text:p>
          </table:table-cell>
          <table:table-cell table:style-name="ce2" office:value-type="float" office:value="0.845309919679466" calcext:value-type="float">
            <text:p>0.845309919679466</text:p>
          </table:table-cell>
        </table:table-row>
        <table:table-row table:style-name="ro1">
          <table:table-cell table:style-name="ce6" table:number-columns-repeated="6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8" office:value-type="string" calcext:value-type="string">
            <text:p>Slate 1</text:p>
          </table:table-cell>
          <table:table-cell table:number-columns-repeated="2"/>
          <table:table-cell table:style-name="ce8" office:value-type="string" calcext:value-type="string">
            <text:p>Slate 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Letter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Best</text:p>
          </table:table-cell>
          <table:table-cell table:style-name="ce8" office:value-type="string" calcext:value-type="string">
            <text:p>Lette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float" office:value="0.000436934380559251" calcext:value-type="float">
            <text:p>0.000436934380559</text:p>
          </table:table-cell>
          <table:table-cell table:style-name="ce1" office:value-type="float" office:value="0.000345618755090982" calcext:value-type="float">
            <text:p>0.000345618755091</text:p>
          </table:table-cell>
          <table:table-cell office:value-type="string" calcext:value-type="string">
            <text:p>G</text:p>
          </table:table-cell>
          <table:table-cell table:style-name="ce1" office:value-type="float" office:value="0.000576989162558069" calcext:value-type="float">
            <text:p>0.000576989162558</text:p>
          </table:table-cell>
          <table:table-cell table:style-name="ce1" office:value-type="float" office:value="0.000522462592925876" calcext:value-type="float">
            <text:p>0.00052246259292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" office:value-type="float" office:value="0.0004563150772204" calcext:value-type="float">
            <text:p>0.00045631507722</text:p>
          </table:table-cell>
          <table:table-cell table:style-name="ce1" office:value-type="float" office:value="0.00035765566281043" calcext:value-type="float">
            <text:p>0.00035765566281</text:p>
          </table:table-cell>
          <table:table-cell office:value-type="string" calcext:value-type="string">
            <text:p>T</text:p>
          </table:table-cell>
          <table:table-cell table:style-name="ce1" office:value-type="float" office:value="0.00692067947238684" calcext:value-type="float">
            <text:p>0.006920679472387</text:p>
          </table:table-cell>
          <table:table-cell table:style-name="ce1" office:value-type="float" office:value="0.00587458861991763" calcext:value-type="float">
            <text:p>0.005874588619918</text:p>
          </table:table-cell>
        </table:table-row>
        <table:table-row table:style-name="ro1">
          <table:table-cell table:style-name="ce9" table:number-columns-repeated="6"/>
        </table:table-row>
        <table:table-row table:style-name="ro1">
          <table:table-cell table:style-name="ce8" office:value-type="string" calcext:value-type="string">
            <text:p>Slate 2</text:p>
          </table:table-cell>
          <table:table-cell table:number-columns-repeated="2"/>
          <table:table-cell table:style-name="ce8" office:value-type="string" calcext:value-type="string">
            <text:p>Slate 9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Letter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Best</text:p>
          </table:table-cell>
          <table:table-cell table:style-name="ce8" office:value-type="string" calcext:value-type="string">
            <text:p>Lette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float" office:value="0.793645910188132" calcext:value-type="float">
            <text:p>0.793645910188132</text:p>
          </table:table-cell>
          <table:table-cell table:style-name="ce1" office:value-type="float" office:value="0.920148080117583" calcext:value-type="float">
            <text:p>0.920148080117583</text:p>
          </table:table-cell>
          <table:table-cell office:value-type="string" calcext:value-type="string">
            <text:p>G</text:p>
          </table:table-cell>
          <table:table-cell table:style-name="ce1" office:value-type="float" office:value="0.907012728265577" calcext:value-type="float">
            <text:p>0.907012728265577</text:p>
          </table:table-cell>
          <table:table-cell table:style-name="ce1" office:value-type="float" office:value="0.956569546850898" calcext:value-type="float">
            <text:p>0.95656954685089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" office:value-type="float" office:value="0.768066306854247" calcext:value-type="float">
            <text:p>0.768066306854247</text:p>
          </table:table-cell>
          <table:table-cell table:style-name="ce1" office:value-type="float" office:value="0.855971895003214" calcext:value-type="float">
            <text:p>0.855971895003214</text:p>
          </table:table-cell>
          <table:table-cell office:value-type="string" calcext:value-type="string">
            <text:p>T</text:p>
          </table:table-cell>
          <table:table-cell table:style-name="ce1" office:value-type="float" office:value="0.972625198916584" calcext:value-type="float">
            <text:p>0.972625198916584</text:p>
          </table:table-cell>
          <table:table-cell table:style-name="ce1" office:value-type="float" office:value="0.97752809125717" calcext:value-type="float">
            <text:p>0.97752809125717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8" office:value-type="string" calcext:value-type="string">
            <text:p>Slate 10</text:p>
          </table:table-cell>
          <table:table-cell table:number-columns-repeated="2"/>
          <table:table-cell table:style-name="ce8" office:value-type="string" calcext:value-type="string">
            <text:p>Slate 17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Letter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Best</text:p>
          </table:table-cell>
          <table:table-cell table:style-name="ce8" office:value-type="string" calcext:value-type="string">
            <text:p>Lette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float" office:value="0.000452997929338987" calcext:value-type="float">
            <text:p>0.000452997929339</text:p>
          </table:table-cell>
          <table:table-cell table:style-name="ce1" office:value-type="float" office:value="0.00037513131974265" calcext:value-type="float">
            <text:p>0.000375131319743</text:p>
          </table:table-cell>
          <table:table-cell office:value-type="string" calcext:value-type="string">
            <text:p>G</text:p>
          </table:table-cell>
          <table:table-cell table:style-name="ce1" office:value-type="float" office:value="0.000401791524685298" calcext:value-type="float">
            <text:p>0.000401791524685</text:p>
          </table:table-cell>
          <table:table-cell table:style-name="ce1" office:value-type="float" office:value="0.000249486503889784" calcext:value-type="float">
            <text:p>0.0002494865038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" office:value-type="float" office:value="0.000434395420597866" calcext:value-type="float">
            <text:p>0.000434395420598</text:p>
          </table:table-cell>
          <table:table-cell table:style-name="ce1" office:value-type="float" office:value="0.000351795752067119" calcext:value-type="float">
            <text:p>0.000351795752067</text:p>
          </table:table-cell>
          <table:table-cell office:value-type="string" calcext:value-type="string">
            <text:p>T</text:p>
          </table:table-cell>
          <table:table-cell table:style-name="ce1" office:value-type="float" office:value="0.00615441597377261" calcext:value-type="float">
            <text:p>0.006154415973773</text:p>
          </table:table-cell>
          <table:table-cell table:style-name="ce1" office:value-type="float" office:value="0.00524330558255315" calcext:value-type="float">
            <text:p>0.005243305582553</text:p>
          </table:table-cell>
        </table:table-row>
        <table:table-row table:style-name="ro1">
          <table:table-cell table:style-name="ce9" table:number-columns-repeated="6"/>
        </table:table-row>
        <table:table-row table:style-name="ro1">
          <table:table-cell table:style-name="ce8" office:value-type="string" calcext:value-type="string">
            <text:p>Slate 11</text:p>
          </table:table-cell>
          <table:table-cell table:number-columns-repeated="2"/>
          <table:table-cell table:style-name="ce8" office:value-type="string" calcext:value-type="string">
            <text:p>Slate 1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Letter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Best</text:p>
          </table:table-cell>
          <table:table-cell table:style-name="ce8" office:value-type="string" calcext:value-type="string">
            <text:p>Lette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float" office:value="0.615627679528939" calcext:value-type="float">
            <text:p>0.615627679528939</text:p>
          </table:table-cell>
          <table:table-cell table:style-name="ce1" office:value-type="float" office:value="0.983725128157937" calcext:value-type="float">
            <text:p>0.983725128157937</text:p>
          </table:table-cell>
          <table:table-cell office:value-type="string" calcext:value-type="string">
            <text:p>G</text:p>
          </table:table-cell>
          <table:table-cell table:style-name="ce1" office:value-type="float" office:value="0.120865140360546" calcext:value-type="float">
            <text:p>0.120865140360546</text:p>
          </table:table-cell>
          <table:table-cell table:style-name="ce1" office:value-type="float" office:value="0.362595421081639" calcext:value-type="float">
            <text:p>0.36259542108163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" office:value-type="float" office:value="0.633903961310379" calcext:value-type="float">
            <text:p>0.633903961310379</text:p>
          </table:table-cell>
          <table:table-cell table:style-name="ce1" office:value-type="float" office:value="0.970414195373435" calcext:value-type="float">
            <text:p>0.970414195373435</text:p>
          </table:table-cell>
          <table:table-cell office:value-type="string" calcext:value-type="string">
            <text:p>T</text:p>
          </table:table-cell>
          <table:table-cell table:style-name="ce1" office:value-type="float" office:value="0.953086184422498" calcext:value-type="float">
            <text:p>0.953086184422498</text:p>
          </table:table-cell>
          <table:table-cell table:style-name="ce1" office:value-type="float" office:value="0.970414195373435" calcext:value-type="float">
            <text:p>0.970414195373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0:08:11.614393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3:23:16.403273478</meta:creation-date>
    <meta:generator>LibreOffice/6.0.7.3$Linux_X86_64 LibreOffice_project/00m0$Build-3</meta:generator>
    <dc:date>2023-09-22T14:16:31.117790499</dc:date>
    <meta:editing-duration>PT8H14M46S</meta:editing-duration>
    <meta:editing-cycles>46</meta:editing-cycles>
    <meta:document-statistic meta:table-count="10" meta:cell-count="586" meta:object-count="0"/>
  </office:meta>
</office:document-meta>
</file>